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fo:font-size="12pt" style:font-size-asian="12pt" style:font-size-complex="12pt" style:language-asian="de" style:country-asian="DE"/>
    </style:style>
    <style:style style:name="P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" style:parent-style-name="Standard" style:family="paragraph">
      <style:paragraph-properties fo:margin-top="0.0694in" fo:margin-bottom="0.0694in" fo:line-height="100%"/>
    </style:style>
    <style:style style:name="T5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6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7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8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1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5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6" style:parent-style-name="Standard" style:family="paragraph">
      <style:paragraph-properties fo:margin-top="0.0694in" fo:margin-bottom="0.0694in" fo:line-height="100%"/>
    </style:style>
    <style:style style:name="T17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18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2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21" style:parent-style-name="Listenabsatz" style:family="paragraph">
      <style:paragraph-properties fo:margin-bottom="0in" fo:line-height="100%"/>
    </style:style>
    <style:style style:name="T22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3" style:parent-style-name="Absatz-Standardschriftart" style:family="text">
      <style:text-properties style:font-name="Times New Roman" style:font-name-asian="Times New Roman" style:font-weight-complex="bold" fo:font-size="12pt" style:font-size-asian="12pt" style:font-size-complex="12pt" style:language-asian="de" style:country-asian="DE"/>
    </style:style>
    <style:style style:name="T24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5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6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7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8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9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0" style:parent-style-name="Listenabsatz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1" style:parent-style-name="Listenabsatz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2" style:parent-style-name="Listenabsatz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3" style:parent-style-name="Listenabsatz" style:family="paragraph">
      <style:paragraph-properties fo:margin-bottom="0in" fo:line-height="100%"/>
    </style:style>
    <style:style style:name="P34" style:parent-style-name="Standard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fo:font-size="12pt" style:font-size-asian="12pt" style:font-size-complex="12pt" style:language-asian="de" style:country-asian="DE"/>
    </style:style>
  </office:automatic-styles>
  <office:body>
    <office:text text:use-soft-page-breaks="true">
      <text:p text:style-name="P1">Wrap der Lehre mit Zukunft</text:p>
      <text:list text:style-name="LFO1" text:continue-numbering="true">
        <text:list-item>
          <text:p text:style-name="P2">Endiviensalat<text:tab/><text:tab/>1Blatt</text:p>
        </text:list-item>
        <text:list-item>
          <text:p text:style-name="P3">Knollen Sellerie<text:s/><text:tab/>50g<text:tab/><text:tab/></text:p>
        </text:list-item>
        <text:list-item>
          <text:p text:style-name="P4"><text:span text:style-name="T5">Schwarze<text:s/></text:span><text:a xlink:href="http://www.ichkoche.at/oliven-rezepte/" office:target-frame-name="_top" xlink:show="replace"><text:span text:style-name="T6">Oliven</text:span></text:a><text:span text:style-name="T7"><text:s/></text:span><text:span text:style-name="T8"><text:tab/>4</text:span></text:p>
        </text:list-item>
        <text:list-item>
          <text:p text:style-name="P9">Naturjoghurt<text:s/><text:tab/><text:tab/>1EL<text:tab/><text:tab/>(mit wenig Fett)</text:p>
        </text:list-item>
        <text:list-item>
          <text:p text:style-name="P10">Birne<text:tab/><text:tab/><text:tab/>¼</text:p>
        </text:list-item>
        <text:list-item>
          <text:p text:style-name="P11">Oliven ÖL<text:tab/><text:tab/>1Tl<text:tab/><text:tab/>(kalt gepresst)<text:tab/><text:tab/></text:p>
        </text:list-item>
        <text:list-item>
          <text:p text:style-name="P12">Koch<text:s/>Schinken<text:tab/>1Packung<text:tab/>(mit wenig Fett)</text:p>
        </text:list-item>
        <text:list-item>
          <text:p text:style-name="P13">Limette<text:tab/><text:tab/>1/2<text:tab/></text:p>
        </text:list-item>
        <text:list-item>
          <text:p text:style-name="P14">Weizen Wrap</text:p>
        </text:list-item>
        <text:list-item>
          <text:p text:style-name="P15">Parmesan<text:s/></text:p>
        </text:list-item>
        <text:list-item>
          <text:p text:style-name="P16"><text:a xlink:href="http://www.ichkoche.at/salz-rezepte/" office:target-frame-name="_top" xlink:show="replace"><text:span text:style-name="T17">Salz</text:span></text:a><text:span text:style-name="T18"><text:s/></text:span></text:p>
        </text:list-item>
        <text:list-item>
          <text:p text:style-name="P19">Curry</text:p>
        </text:list-item>
      </text:list>
      <text:p text:style-name="P20"/>
      <text:list text:style-name="LFO2" text:continue-numbering="true">
        <text:list-item>
          <text:p text:style-name="P21"><text:span text:style-name="T22">Für den<text:s/></text:span><text:span text:style-name="T23">Wrap</text:span><text:span text:style-name="T24"><text:s/>zunächst den Salat waschen und in Streifen schneiden, den Sellerie schälen und mit einer (grobe)Käsereibe</text:span><text:span text:style-name="T25"><text:s/>reiben</text:span><text:span text:style-name="T26">.</text:span><text:span text:style-name="T27"><text:s/></text:span><text:span text:style-name="T28">D</text:span><text:span text:style-name="T29">ie Birne klein würfeln, den Schinken in Streifen scheiden, die Oliven halbieren und falls vorhanden Kerne entfernen.</text:span></text:p>
        </text:list-item>
      </text:list>
      <text:p text:style-name="P30"/>
      <text:list text:style-name="LFO2" text:continue-numbering="true">
        <text:list-item>
          <text:p text:style-name="P31">Zu den Joghurt das Olivenöl geben und den Saft einer halben Limette kremig anrühren.<text:s/>Mit Curry und Salz abschmecken (Wer es<text:s/>schärfer mag kann auch ein bisschen Chili hinzufügen)</text:p>
        </text:list-item>
      </text:list>
      <text:p text:style-name="P32"/>
      <text:list text:style-name="LFO2" text:continue-numbering="true">
        <text:list-item>
          <text:p text:style-name="P33">Die Wraps in einem<text:s/><text:s/>befeuchteten Küchentuch im<text:s/>Backofen wärmen bei 80°C (nicht so heiß wegen dem<text:s/>Tuch).<text:s/>Danach mit Salat, Birne, Schinken und Oliven belegen,<text:s/>die Sauce darüber gießen und Sellerie und Parmesan darüber streuen.</text:p>
        </text:list-item>
      </text:list>
      <text:p text:style-name="P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4" style:display-name="Überschrift 4" style:family="paragraph" style:parent-style-name="Standard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ingredient" style:display-name="ingredient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amount" style:display-name="amount" style:family="text" style:parent-style-name="Absatz-Standardschriftart"/>
    <style:style style:name="name" style:display-name="nam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k Peter</meta:initial-creator>
    <dc:creator>sistocker</dc:creator>
    <meta:creation-date>2018-09-29T10:17:00Z</meta:creation-date>
    <dc:date>2019-11-20T14:10:00Z</dc:date>
    <meta:template xlink:href="Normal" xlink:type="simple"/>
    <meta:editing-cycles>3</meta:editing-cycles>
    <meta:editing-duration>PT0S</meta:editing-duration>
    <meta:document-statistic meta:page-count="1" meta:paragraph-count="2" meta:word-count="140" meta:character-count="1023" meta:row-count="7" meta:non-whitespace-character-count="885"/>
  </office:meta>
</office:document-meta>
</file>